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99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66"/>
      <style:text-properties fo:color="#000000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6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a28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13691" calcext:value-type="float">
            <text:p>13691</text:p>
          </table:table-cell>
          <table:table-cell office:value-type="float" office:value="13188" calcext:value-type="float">
            <text:p>13188</text:p>
          </table:table-cell>
          <table:table-cell office:value-type="float" office:value="12898" calcext:value-type="float">
            <text:p>12898</text:p>
          </table:table-cell>
          <table:table-cell office:value-type="float" office:value="13378" calcext:value-type="float">
            <text:p>13378</text:p>
          </table:table-cell>
          <table:table-cell office:value-type="float" office:value="13306" calcext:value-type="float">
            <text:p>13306</text:p>
          </table:table-cell>
          <table:table-cell office:value-type="float" office:value="14062" calcext:value-type="float">
            <text:p>14062</text:p>
          </table:table-cell>
          <table:table-cell office:value-type="float" office:value="13395" calcext:value-type="float">
            <text:p>13395</text:p>
          </table:table-cell>
          <table:table-cell office:value-type="float" office:value="12847" calcext:value-type="float">
            <text:p>12847</text:p>
          </table:table-cell>
          <table:table-cell office:value-type="float" office:value="13829" calcext:value-type="float">
            <text:p>13829</text:p>
          </table:table-cell>
          <table:table-cell office:value-type="float" office:value="14574" calcext:value-type="float">
            <text:p>14574</text:p>
          </table:table-cell>
          <table:table-cell table:formula="of:=AVERAGE([.C3:.L3])" office:value-type="float" office:value="13516.8" calcext:value-type="float">
            <text:p>13516.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12579" calcext:value-type="float">
            <text:p>12579</text:p>
          </table:table-cell>
          <table:table-cell office:value-type="float" office:value="12316" calcext:value-type="float">
            <text:p>12316</text:p>
          </table:table-cell>
          <table:table-cell office:value-type="float" office:value="12161" calcext:value-type="float">
            <text:p>12161</text:p>
          </table:table-cell>
          <table:table-cell office:value-type="float" office:value="12384" calcext:value-type="float">
            <text:p>12384</text:p>
          </table:table-cell>
          <table:table-cell office:value-type="float" office:value="12392" calcext:value-type="float">
            <text:p>12392</text:p>
          </table:table-cell>
          <table:table-cell office:value-type="float" office:value="12902" calcext:value-type="float">
            <text:p>12902</text:p>
          </table:table-cell>
          <table:table-cell office:value-type="float" office:value="11736" calcext:value-type="float">
            <text:p>11736</text:p>
          </table:table-cell>
          <table:table-cell office:value-type="float" office:value="11759" calcext:value-type="float">
            <text:p>11759</text:p>
          </table:table-cell>
          <table:table-cell office:value-type="float" office:value="12426" calcext:value-type="float">
            <text:p>12426</text:p>
          </table:table-cell>
          <table:table-cell office:value-type="float" office:value="12518" calcext:value-type="float">
            <text:p>12518</text:p>
          </table:table-cell>
          <table:table-cell table:formula="of:=AVERAGE([.C4:.L4])" office:value-type="float" office:value="12317.3" calcext:value-type="float">
            <text:p>12317.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23067" calcext:value-type="float">
            <text:p>23067</text:p>
          </table:table-cell>
          <table:table-cell office:value-type="float" office:value="23556" calcext:value-type="float">
            <text:p>23556</text:p>
          </table:table-cell>
          <table:table-cell office:value-type="float" office:value="22928" calcext:value-type="float">
            <text:p>22928</text:p>
          </table:table-cell>
          <table:table-cell office:value-type="float" office:value="22256" calcext:value-type="float">
            <text:p>22256</text:p>
          </table:table-cell>
          <table:table-cell office:value-type="float" office:value="19898" calcext:value-type="float">
            <text:p>19898</text:p>
          </table:table-cell>
          <table:table-cell office:value-type="float" office:value="19446" calcext:value-type="float">
            <text:p>19446</text:p>
          </table:table-cell>
          <table:table-cell office:value-type="float" office:value="20487" calcext:value-type="float">
            <text:p>20487</text:p>
          </table:table-cell>
          <table:table-cell office:value-type="float" office:value="22176" calcext:value-type="float">
            <text:p>22176</text:p>
          </table:table-cell>
          <table:table-cell office:value-type="float" office:value="24017" calcext:value-type="float">
            <text:p>24017</text:p>
          </table:table-cell>
          <table:table-cell office:value-type="float" office:value="21693" calcext:value-type="float">
            <text:p>21693</text:p>
          </table:table-cell>
          <table:table-cell table:formula="of:=AVERAGE([.C5:.L5])" office:value-type="float" office:value="21952.4" calcext:value-type="float">
            <text:p>21952.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21818" calcext:value-type="float">
            <text:p>21818</text:p>
          </table:table-cell>
          <table:table-cell office:value-type="float" office:value="20613" calcext:value-type="float">
            <text:p>20613</text:p>
          </table:table-cell>
          <table:table-cell office:value-type="float" office:value="20427" calcext:value-type="float">
            <text:p>20427</text:p>
          </table:table-cell>
          <table:table-cell office:value-type="float" office:value="19797" calcext:value-type="float">
            <text:p>19797</text:p>
          </table:table-cell>
          <table:table-cell office:value-type="float" office:value="18313" calcext:value-type="float">
            <text:p>18313</text:p>
          </table:table-cell>
          <table:table-cell office:value-type="float" office:value="18265" calcext:value-type="float">
            <text:p>18265</text:p>
          </table:table-cell>
          <table:table-cell office:value-type="float" office:value="18967" calcext:value-type="float">
            <text:p>18967</text:p>
          </table:table-cell>
          <table:table-cell office:value-type="float" office:value="20605" calcext:value-type="float">
            <text:p>20605</text:p>
          </table:table-cell>
          <table:table-cell office:value-type="float" office:value="21254" calcext:value-type="float">
            <text:p>21254</text:p>
          </table:table-cell>
          <table:table-cell office:value-type="float" office:value="20077" calcext:value-type="float">
            <text:p>20077</text:p>
          </table:table-cell>
          <table:table-cell table:formula="of:=AVERAGE([.C6:.L6])" office:value-type="float" office:value="20013.6" calcext:value-type="float">
            <text:p>20013.6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office:value-type="string" calcext:value-type="string">
            <text:p>thu file nho, thu chay 2 file :eil76 vs eli51</text:p>
          </table:table-cell>
          <table:table-cell table:number-columns-repeated="2"/>
          <table:table-cell office:value-type="string" calcext:value-type="string">
            <text:p>ket luan 1: file co cau truc gần giống nhau thì tồi hơn (khác số chiều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file eil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882" calcext:value-type="float">
            <text:p>882</text:p>
          </table:table-cell>
          <table:table-cell office:value-type="float" office:value="860" calcext:value-type="float">
            <text:p>860</text:p>
          </table:table-cell>
          <table:table-cell office:value-type="float" office:value="827" calcext:value-type="float">
            <text:p>827</text:p>
          </table:table-cell>
          <table:table-cell office:value-type="float" office:value="830" calcext:value-type="float">
            <text:p>830</text:p>
          </table:table-cell>
          <table:table-cell office:value-type="float" office:value="787" calcext:value-type="float">
            <text:p>787</text:p>
          </table:table-cell>
          <table:table-cell office:value-type="float" office:value="917" calcext:value-type="float">
            <text:p>917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871" calcext:value-type="float">
            <text:p>871</text:p>
          </table:table-cell>
          <table:table-cell office:value-type="float" office:value="827" calcext:value-type="float">
            <text:p>827</text:p>
          </table:table-cell>
          <table:table-cell table:formula="of:=AVERAGE([.C10:.L10])" office:value-type="float" office:value="851.6" calcext:value-type="float">
            <text:p>851.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585" calcext:value-type="float">
            <text:p>585</text:p>
          </table:table-cell>
          <table:table-cell office:value-type="float" office:value="580" calcext:value-type="float">
            <text:p>580</text:p>
          </table:table-cell>
          <table:table-cell office:value-type="float" office:value="575" calcext:value-type="float">
            <text:p>575</text:p>
          </table:table-cell>
          <table:table-cell office:value-type="float" office:value="593" calcext:value-type="float">
            <text:p>593</text:p>
          </table:table-cell>
          <table:table-cell office:value-type="float" office:value="598" calcext:value-type="float">
            <text:p>598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 office:value-type="float" office:value="568" calcext:value-type="float">
            <text:p>568</text:p>
          </table:table-cell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  <table:table-cell table:formula="of:=AVERAGE([.C11:.L11])" office:value-type="float" office:value="578.4" calcext:value-type="float">
            <text:p>578.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1384" calcext:value-type="float">
            <text:p>1384</text:p>
          </table:table-cell>
          <table:table-cell office:value-type="float" office:value="1503" calcext:value-type="float">
            <text:p>1503</text:p>
          </table:table-cell>
          <table:table-cell office:value-type="float" office:value="1330" calcext:value-type="float">
            <text:p>1330</text:p>
          </table:table-cell>
          <table:table-cell office:value-type="float" office:value="1407" calcext:value-type="float">
            <text:p>1407</text:p>
          </table:table-cell>
          <table:table-cell office:value-type="float" office:value="1375" calcext:value-type="float">
            <text:p>1375</text:p>
          </table:table-cell>
          <table:table-cell office:value-type="float" office:value="1464" calcext:value-type="float">
            <text:p>1464</text:p>
          </table:table-cell>
          <table:table-cell office:value-type="float" office:value="1470" calcext:value-type="float">
            <text:p>1470</text:p>
          </table:table-cell>
          <table:table-cell office:value-type="float" office:value="1279" calcext:value-type="float">
            <text:p>1279</text:p>
          </table:table-cell>
          <table:table-cell office:value-type="float" office:value="1302" calcext:value-type="float">
            <text:p>1302</text:p>
          </table:table-cell>
          <table:table-cell office:value-type="float" office:value="1529" calcext:value-type="float">
            <text:p>1529</text:p>
          </table:table-cell>
          <table:table-cell table:formula="of:=AVERAGE([.C12:.L12])" office:value-type="float" office:value="1404.3" calcext:value-type="float">
            <text:p>1404.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1038" calcext:value-type="float">
            <text:p>1038</text:p>
          </table:table-cell>
          <table:table-cell office:value-type="float" office:value="826" calcext:value-type="float">
            <text:p>826</text:p>
          </table:table-cell>
          <table:table-cell office:value-type="float" office:value="1005" calcext:value-type="float">
            <text:p>1005</text:p>
          </table:table-cell>
          <table:table-cell office:value-type="float" office:value="996" calcext:value-type="float">
            <text:p>996</text:p>
          </table:table-cell>
          <table:table-cell office:value-type="float" office:value="979" calcext:value-type="float">
            <text:p>979</text:p>
          </table:table-cell>
          <table:table-cell office:value-type="float" office:value="924" calcext:value-type="float">
            <text:p>924</text:p>
          </table:table-cell>
          <table:table-cell office:value-type="float" office:value="965" calcext:value-type="float">
            <text:p>965</text:p>
          </table:table-cell>
          <table:table-cell office:value-type="float" office:value="849" calcext:value-type="float">
            <text:p>849</text:p>
          </table:table-cell>
          <table:table-cell office:value-type="float" office:value="912" calcext:value-type="float">
            <text:p>912</text:p>
          </table:table-cell>
          <table:table-cell office:value-type="float" office:value="866" calcext:value-type="float">
            <text:p>866</text:p>
          </table:table-cell>
          <table:table-cell table:formula="of:=AVERAGE([.C13:.L13])" office:value-type="float" office:value="936" calcext:value-type="float">
            <text:p>936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eil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533" calcext:value-type="float">
            <text:p>533</text:p>
          </table:table-cell>
          <table:table-cell office:value-type="float" office:value="602" calcext:value-type="float">
            <text:p>602</text:p>
          </table:table-cell>
          <table:table-cell office:value-type="float" office:value="593" calcext:value-type="float">
            <text:p>593</text:p>
          </table:table-cell>
          <table:table-cell office:value-type="float" office:value="507" calcext:value-type="float">
            <text:p>507</text:p>
          </table:table-cell>
          <table:table-cell office:value-type="float" office:value="578" calcext:value-type="float">
            <text:p>578</text:p>
          </table:table-cell>
          <table:table-cell office:value-type="float" office:value="549" calcext:value-type="float">
            <text:p>549</text:p>
          </table:table-cell>
          <table:table-cell office:value-type="float" office:value="619" calcext:value-type="float">
            <text:p>619</text:p>
          </table:table-cell>
          <table:table-cell office:value-type="float" office:value="539" calcext:value-type="float">
            <text:p>539</text:p>
          </table:table-cell>
          <table:table-cell office:value-type="float" office:value="641" calcext:value-type="float">
            <text:p>641</text:p>
          </table:table-cell>
          <table:table-cell office:value-type="float" office:value="551" calcext:value-type="float">
            <text:p>551</text:p>
          </table:table-cell>
          <table:table-cell table:formula="of:=AVERAGE([.C16:.L16])" office:value-type="float" office:value="571.2" calcext:value-type="float">
            <text:p>571.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341" calcext:value-type="float">
            <text:p>341</text:p>
          </table:table-cell>
          <table:table-cell office:value-type="float" office:value="352" calcext:value-type="float">
            <text:p>352</text:p>
          </table:table-cell>
          <table:table-cell office:value-type="float" office:value="329" calcext:value-type="float">
            <text:p>329</text:p>
          </table:table-cell>
          <table:table-cell office:value-type="float" office:value="320" calcext:value-type="float">
            <text:p>320</text:p>
          </table:table-cell>
          <table:table-cell table:formula="of:=AVERAGE([.C17:.L17])" office:value-type="float" office:value="341.7" calcext:value-type="float">
            <text:p>341.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916" calcext:value-type="float">
            <text:p>916</text:p>
          </table:table-cell>
          <table:table-cell office:value-type="float" office:value="813" calcext:value-type="float">
            <text:p>813</text:p>
          </table:table-cell>
          <table:table-cell office:value-type="float" office:value="843" calcext:value-type="float">
            <text:p>843</text:p>
          </table:table-cell>
          <table:table-cell office:value-type="float" office:value="817" calcext:value-type="float">
            <text:p>817</text:p>
          </table:table-cell>
          <table:table-cell office:value-type="float" office:value="894" calcext:value-type="float">
            <text:p>894</text:p>
          </table:table-cell>
          <table:table-cell office:value-type="float" office:value="866" calcext:value-type="float">
            <text:p>866</text:p>
          </table:table-cell>
          <table:table-cell office:value-type="float" office:value="784" calcext:value-type="float">
            <text:p>784</text:p>
          </table:table-cell>
          <table:table-cell office:value-type="float" office:value="825" calcext:value-type="float">
            <text:p>825</text:p>
          </table:table-cell>
          <table:table-cell office:value-type="float" office:value="903" calcext:value-type="float">
            <text:p>903</text:p>
          </table:table-cell>
          <table:table-cell office:value-type="float" office:value="1038" calcext:value-type="float">
            <text:p>1038</text:p>
          </table:table-cell>
          <table:table-cell table:formula="of:=AVERAGE([.C18:.L18])" office:value-type="float" office:value="869.9" calcext:value-type="float">
            <text:p>869.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487" calcext:value-type="float">
            <text:p>487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62" calcext:value-type="float">
            <text:p>462</text:p>
          </table:table-cell>
          <table:table-cell office:value-type="float" office:value="508" calcext:value-type="float">
            <text:p>508</text:p>
          </table:table-cell>
          <table:table-cell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509" calcext:value-type="float">
            <text:p>509</text:p>
          </table:table-cell>
          <table:table-cell table:formula="of:=AVERAGE([.C19:.L19])" office:value-type="float" office:value="475.5" calcext:value-type="float">
            <text:p>475.5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eil1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1099" calcext:value-type="float">
            <text:p>1099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office:value-type="float" office:value="1101" calcext:value-type="float">
            <text:p>1101</text:p>
          </table:table-cell>
          <table:table-cell office:value-type="float" office:value="1177" calcext:value-type="float">
            <text:p>1177</text:p>
          </table:table-cell>
          <table:table-cell office:value-type="float" office:value="1198" calcext:value-type="float">
            <text:p>1198</text:p>
          </table:table-cell>
          <table:table-cell office:value-type="float" office:value="1104" calcext:value-type="float">
            <text:p>1104</text:p>
          </table:table-cell>
          <table:table-cell office:value-type="float" office:value="1045" calcext:value-type="float">
            <text:p>1045</text:p>
          </table:table-cell>
          <table:table-cell office:value-type="float" office:value="1109" calcext:value-type="float">
            <text:p>1109</text:p>
          </table:table-cell>
          <table:table-cell office:value-type="float" office:value="1164" calcext:value-type="float">
            <text:p>1164</text:p>
          </table:table-cell>
          <table:table-cell table:formula="of:=AVERAGE([.C22:.L22])" office:value-type="float" office:value="1147.9" calcext:value-type="float">
            <text:p>1147.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905" calcext:value-type="float">
            <text:p>905</text:p>
          </table:table-cell>
          <table:table-cell office:value-type="float" office:value="928" calcext:value-type="float">
            <text:p>928</text:p>
          </table:table-cell>
          <table:table-cell office:value-type="float" office:value="1050" calcext:value-type="float">
            <text:p>1050</text:p>
          </table:table-cell>
          <table:table-cell office:value-type="float" office:value="991" calcext:value-type="float">
            <text:p>991</text:p>
          </table:table-cell>
          <table:table-cell office:value-type="float" office:value="1004" calcext:value-type="float">
            <text:p>1004</text:p>
          </table:table-cell>
          <table:table-cell office:value-type="float" office:value="830" calcext:value-type="float">
            <text:p>830</text:p>
          </table:table-cell>
          <table:table-cell office:value-type="float" office:value="953" calcext:value-type="float">
            <text:p>953</text:p>
          </table:table-cell>
          <table:table-cell office:value-type="float" office:value="971" calcext:value-type="float">
            <text:p>971</text:p>
          </table:table-cell>
          <table:table-cell office:value-type="float" office:value="923" calcext:value-type="float">
            <text:p>923</text:p>
          </table:table-cell>
          <table:table-cell office:value-type="float" office:value="982" calcext:value-type="float">
            <text:p>982</text:p>
          </table:table-cell>
          <table:table-cell table:formula="of:=AVERAGE([.C23:.L23])" office:value-type="float" office:value="953.7" calcext:value-type="float">
            <text:p>953.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1863" calcext:value-type="float">
            <text:p>1863</text:p>
          </table:table-cell>
          <table:table-cell office:value-type="float" office:value="1964" calcext:value-type="float">
            <text:p>1964</text:p>
          </table:table-cell>
          <table:table-cell office:value-type="float" office:value="2010" calcext:value-type="float">
            <text:p>2010</text:p>
          </table:table-cell>
          <table:table-cell office:value-type="float" office:value="1815" calcext:value-type="float">
            <text:p>1815</text:p>
          </table:table-cell>
          <table:table-cell office:value-type="float" office:value="2036" calcext:value-type="float">
            <text:p>2036</text:p>
          </table:table-cell>
          <table:table-cell office:value-type="float" office:value="1818" calcext:value-type="float">
            <text:p>1818</text:p>
          </table:table-cell>
          <table:table-cell office:value-type="float" office:value="1678" calcext:value-type="float">
            <text:p>1678</text:p>
          </table:table-cell>
          <table:table-cell office:value-type="float" office:value="1980" calcext:value-type="float">
            <text:p>1980</text:p>
          </table:table-cell>
          <table:table-cell office:value-type="float" office:value="1935" calcext:value-type="float">
            <text:p>1935</text:p>
          </table:table-cell>
          <table:table-cell office:value-type="float" office:value="2026" calcext:value-type="float">
            <text:p>2026</text:p>
          </table:table-cell>
          <table:table-cell table:formula="of:=AVERAGE([.C24:.L24])" office:value-type="float" office:value="1912.5" calcext:value-type="float">
            <text:p>1912.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1542" calcext:value-type="float">
            <text:p>1542</text:p>
          </table:table-cell>
          <table:table-cell office:value-type="float" office:value="1406" calcext:value-type="float">
            <text:p>1406</text:p>
          </table:table-cell>
          <table:table-cell office:value-type="float" office:value="1672" calcext:value-type="float">
            <text:p>1672</text:p>
          </table:table-cell>
          <table:table-cell office:value-type="float" office:value="1534" calcext:value-type="float">
            <text:p>1534</text:p>
          </table:table-cell>
          <table:table-cell office:value-type="float" office:value="1659" calcext:value-type="float">
            <text:p>1659</text:p>
          </table:table-cell>
          <table:table-cell office:value-type="float" office:value="1484" calcext:value-type="float">
            <text:p>1484</text:p>
          </table:table-cell>
          <table:table-cell office:value-type="float" office:value="1377" calcext:value-type="float">
            <text:p>1377</text:p>
          </table:table-cell>
          <table:table-cell office:value-type="float" office:value="1629" calcext:value-type="float">
            <text:p>1629</text:p>
          </table:table-cell>
          <table:table-cell office:value-type="float" office:value="1581" calcext:value-type="float">
            <text:p>1581</text:p>
          </table:table-cell>
          <table:table-cell office:value-type="float" office:value="1682" calcext:value-type="float">
            <text:p>1682</text:p>
          </table:table-cell>
          <table:table-cell table:formula="of:=AVERAGE([.C25:.L25])" office:value-type="float" office:value="1556.6" calcext:value-type="float">
            <text:p>1556.6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rat9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2628" calcext:value-type="float">
            <text:p>2628</text:p>
          </table:table-cell>
          <table:table-cell office:value-type="float" office:value="2746" calcext:value-type="float">
            <text:p>2746</text:p>
          </table:table-cell>
          <table:table-cell office:value-type="float" office:value="2262" calcext:value-type="float">
            <text:p>2262</text:p>
          </table:table-cell>
          <table:table-cell office:value-type="float" office:value="2674" calcext:value-type="float">
            <text:p>2674</text:p>
          </table:table-cell>
          <table:table-cell office:value-type="float" office:value="2788" calcext:value-type="float">
            <text:p>2788</text:p>
          </table:table-cell>
          <table:table-cell office:value-type="float" office:value="2571" calcext:value-type="float">
            <text:p>2571</text:p>
          </table:table-cell>
          <table:table-cell office:value-type="float" office:value="2679" calcext:value-type="float">
            <text:p>2679</text:p>
          </table:table-cell>
          <table:table-cell office:value-type="float" office:value="2591" calcext:value-type="float">
            <text:p>2591</text:p>
          </table:table-cell>
          <table:table-cell office:value-type="float" office:value="2584" calcext:value-type="float">
            <text:p>2584</text:p>
          </table:table-cell>
          <table:table-cell office:value-type="float" office:value="2833" calcext:value-type="float">
            <text:p>2833</text:p>
          </table:table-cell>
          <table:table-cell table:formula="of:=AVERAGE([.C28:.L28])" office:value-type="float" office:value="2635.6" calcext:value-type="float">
            <text:p>2635.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1959" calcext:value-type="float">
            <text:p>1959</text:p>
          </table:table-cell>
          <table:table-cell office:value-type="float" office:value="1743" calcext:value-type="float">
            <text:p>1743</text:p>
          </table:table-cell>
          <table:table-cell office:value-type="float" office:value="1723" calcext:value-type="float">
            <text:p>1723</text:p>
          </table:table-cell>
          <table:table-cell office:value-type="float" office:value="1695" calcext:value-type="float">
            <text:p>1695</text:p>
          </table:table-cell>
          <table:table-cell office:value-type="float" office:value="1837" calcext:value-type="float">
            <text:p>1837</text:p>
          </table:table-cell>
          <table:table-cell office:value-type="float" office:value="1815" calcext:value-type="float">
            <text:p>1815</text:p>
          </table:table-cell>
          <table:table-cell office:value-type="float" office:value="1976" calcext:value-type="float">
            <text:p>1976</text:p>
          </table:table-cell>
          <table:table-cell office:value-type="float" office:value="1768" calcext:value-type="float">
            <text:p>1768</text:p>
          </table:table-cell>
          <table:table-cell office:value-type="float" office:value="1813" calcext:value-type="float">
            <text:p>1813</text:p>
          </table:table-cell>
          <table:table-cell office:value-type="float" office:value="1576" calcext:value-type="float">
            <text:p>1576</text:p>
          </table:table-cell>
          <table:table-cell table:formula="of:=AVERAGE([.C29:.L29])" office:value-type="float" office:value="1790.5" calcext:value-type="float">
            <text:p>1790.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4054" calcext:value-type="float">
            <text:p>4054</text:p>
          </table:table-cell>
          <table:table-cell office:value-type="float" office:value="4704" calcext:value-type="float">
            <text:p>4704</text:p>
          </table:table-cell>
          <table:table-cell office:value-type="float" office:value="4275" calcext:value-type="float">
            <text:p>4275</text:p>
          </table:table-cell>
          <table:table-cell office:value-type="float" office:value="5346" calcext:value-type="float">
            <text:p>5346</text:p>
          </table:table-cell>
          <table:table-cell office:value-type="float" office:value="5167" calcext:value-type="float">
            <text:p>5167</text:p>
          </table:table-cell>
          <table:table-cell office:value-type="float" office:value="4864" calcext:value-type="float">
            <text:p>4864</text:p>
          </table:table-cell>
          <table:table-cell office:value-type="float" office:value="4217" calcext:value-type="float">
            <text:p>4217</text:p>
          </table:table-cell>
          <table:table-cell office:value-type="float" office:value="5454" calcext:value-type="float">
            <text:p>5454</text:p>
          </table:table-cell>
          <table:table-cell office:value-type="float" office:value="4502" calcext:value-type="float">
            <text:p>4502</text:p>
          </table:table-cell>
          <table:table-cell office:value-type="float" office:value="3727" calcext:value-type="float">
            <text:p>3727</text:p>
          </table:table-cell>
          <table:table-cell table:formula="of:=AVERAGE([.C30:.L30])" office:value-type="float" office:value="4631" calcext:value-type="float">
            <text:p>463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2902" calcext:value-type="float">
            <text:p>2902</text:p>
          </table:table-cell>
          <table:table-cell office:value-type="float" office:value="3451" calcext:value-type="float">
            <text:p>3451</text:p>
          </table:table-cell>
          <table:table-cell office:value-type="float" office:value="3164" calcext:value-type="float">
            <text:p>3164</text:p>
          </table:table-cell>
          <table:table-cell office:value-type="float" office:value="3429" calcext:value-type="float">
            <text:p>3429</text:p>
          </table:table-cell>
          <table:table-cell office:value-type="float" office:value="3247" calcext:value-type="float">
            <text:p>3247</text:p>
          </table:table-cell>
          <table:table-cell office:value-type="float" office:value="3037" calcext:value-type="float">
            <text:p>3037</text:p>
          </table:table-cell>
          <table:table-cell office:value-type="float" office:value="3016" calcext:value-type="float">
            <text:p>3016</text:p>
          </table:table-cell>
          <table:table-cell office:value-type="float" office:value="3168" calcext:value-type="float">
            <text:p>3168</text:p>
          </table:table-cell>
          <table:table-cell office:value-type="float" office:value="3108" calcext:value-type="float">
            <text:p>3108</text:p>
          </table:table-cell>
          <table:table-cell office:value-type="float" office:value="2607" calcext:value-type="float">
            <text:p>2607</text:p>
          </table:table-cell>
          <table:table-cell table:formula="of:=AVERAGE([.C31:.L31])" office:value-type="float" office:value="3112.9" calcext:value-type="float">
            <text:p>3112.9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rat19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7953" calcext:value-type="float">
            <text:p>7953</text:p>
          </table:table-cell>
          <table:table-cell office:value-type="float" office:value="8235" calcext:value-type="float">
            <text:p>8235</text:p>
          </table:table-cell>
          <table:table-cell office:value-type="float" office:value="8863" calcext:value-type="float">
            <text:p>8863</text:p>
          </table:table-cell>
          <table:table-cell office:value-type="float" office:value="8764" calcext:value-type="float">
            <text:p>8764</text:p>
          </table:table-cell>
          <table:table-cell office:value-type="float" office:value="8936" calcext:value-type="float">
            <text:p>8936</text:p>
          </table:table-cell>
          <table:table-cell office:value-type="float" office:value="8448" calcext:value-type="float">
            <text:p>8448</text:p>
          </table:table-cell>
          <table:table-cell office:value-type="float" office:value="7895" calcext:value-type="float">
            <text:p>7895</text:p>
          </table:table-cell>
          <table:table-cell office:value-type="float" office:value="8141" calcext:value-type="float">
            <text:p>8141</text:p>
          </table:table-cell>
          <table:table-cell office:value-type="float" office:value="7186" calcext:value-type="float">
            <text:p>7186</text:p>
          </table:table-cell>
          <table:table-cell office:value-type="float" office:value="7921" calcext:value-type="float">
            <text:p>7921</text:p>
          </table:table-cell>
          <table:table-cell table:formula="of:=AVERAGE([.C34:.L34])" office:value-type="float" office:value="8234.2" calcext:value-type="float">
            <text:p>8234.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8780" calcext:value-type="float">
            <text:p>8780</text:p>
          </table:table-cell>
          <table:table-cell office:value-type="float" office:value="6811" calcext:value-type="float">
            <text:p>6811</text:p>
          </table:table-cell>
          <table:table-cell office:value-type="float" office:value="6586" calcext:value-type="float">
            <text:p>6586</text:p>
          </table:table-cell>
          <table:table-cell office:value-type="float" office:value="6843" calcext:value-type="float">
            <text:p>6843</text:p>
          </table:table-cell>
          <table:table-cell office:value-type="float" office:value="7173" calcext:value-type="float">
            <text:p>7173</text:p>
          </table:table-cell>
          <table:table-cell office:value-type="float" office:value="7194" calcext:value-type="float">
            <text:p>7194</text:p>
          </table:table-cell>
          <table:table-cell office:value-type="float" office:value="6738" calcext:value-type="float">
            <text:p>6738</text:p>
          </table:table-cell>
          <table:table-cell office:value-type="float" office:value="6845" calcext:value-type="float">
            <text:p>6845</text:p>
          </table:table-cell>
          <table:table-cell office:value-type="float" office:value="7893" calcext:value-type="float">
            <text:p>7893</text:p>
          </table:table-cell>
          <table:table-cell office:value-type="float" office:value="6620" calcext:value-type="float">
            <text:p>6620</text:p>
          </table:table-cell>
          <table:table-cell table:formula="of:=AVERAGE([.C35:.L35])" office:value-type="float" office:value="7148.3" calcext:value-type="float">
            <text:p>7148.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14372" calcext:value-type="float">
            <text:p>14372</text:p>
          </table:table-cell>
          <table:table-cell office:value-type="float" office:value="15296" calcext:value-type="float">
            <text:p>15296</text:p>
          </table:table-cell>
          <table:table-cell office:value-type="float" office:value="14623" calcext:value-type="float">
            <text:p>14623</text:p>
          </table:table-cell>
          <table:table-cell office:value-type="float" office:value="13090" calcext:value-type="float">
            <text:p>13090</text:p>
          </table:table-cell>
          <table:table-cell office:value-type="float" office:value="15569" calcext:value-type="float">
            <text:p>15569</text:p>
          </table:table-cell>
          <table:table-cell office:value-type="float" office:value="14617" calcext:value-type="float">
            <text:p>14617</text:p>
          </table:table-cell>
          <table:table-cell office:value-type="float" office:value="14379" calcext:value-type="float">
            <text:p>14379</text:p>
          </table:table-cell>
          <table:table-cell office:value-type="float" office:value="14197" calcext:value-type="float">
            <text:p>14197</text:p>
          </table:table-cell>
          <table:table-cell office:value-type="float" office:value="14436" calcext:value-type="float">
            <text:p>14436</text:p>
          </table:table-cell>
          <table:table-cell office:value-type="float" office:value="14416" calcext:value-type="float">
            <text:p>14416</text:p>
          </table:table-cell>
          <table:table-cell table:formula="of:=AVERAGE([.C36:.L36])" office:value-type="float" office:value="14499.5" calcext:value-type="float">
            <text:p>14499.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12377" calcext:value-type="float">
            <text:p>12377</text:p>
          </table:table-cell>
          <table:table-cell office:value-type="float" office:value="11549" calcext:value-type="float">
            <text:p>11549</text:p>
          </table:table-cell>
          <table:table-cell office:value-type="float" office:value="11506" calcext:value-type="float">
            <text:p>11506</text:p>
          </table:table-cell>
          <table:table-cell office:value-type="float" office:value="10925" calcext:value-type="float">
            <text:p>10925</text:p>
          </table:table-cell>
          <table:table-cell office:value-type="float" office:value="12099" calcext:value-type="float">
            <text:p>12099</text:p>
          </table:table-cell>
          <table:table-cell office:value-type="float" office:value="11619" calcext:value-type="float">
            <text:p>11619</text:p>
          </table:table-cell>
          <table:table-cell office:value-type="float" office:value="12296" calcext:value-type="float">
            <text:p>12296</text:p>
          </table:table-cell>
          <table:table-cell office:value-type="float" office:value="11592" calcext:value-type="float">
            <text:p>11592</text:p>
          </table:table-cell>
          <table:table-cell office:value-type="float" office:value="11494" calcext:value-type="float">
            <text:p>11494</text:p>
          </table:table-cell>
          <table:table-cell office:value-type="float" office:value="12207" calcext:value-type="float">
            <text:p>12207</text:p>
          </table:table-cell>
          <table:table-cell table:formula="of:=AVERAGE([.C37:.L37])" office:value-type="float" office:value="11766.4" calcext:value-type="float">
            <text:p>11766.4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rat5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55501" calcext:value-type="float">
            <text:p>55501</text:p>
          </table:table-cell>
          <table:table-cell office:value-type="float" office:value="58155" calcext:value-type="float">
            <text:p>58155</text:p>
          </table:table-cell>
          <table:table-cell office:value-type="float" office:value="55532" calcext:value-type="float">
            <text:p>55532</text:p>
          </table:table-cell>
          <table:table-cell office:value-type="float" office:value="54334" calcext:value-type="float">
            <text:p>54334</text:p>
          </table:table-cell>
          <table:table-cell office:value-type="float" office:value="55740" calcext:value-type="float">
            <text:p>55740</text:p>
          </table:table-cell>
          <table:table-cell office:value-type="float" office:value="54467" calcext:value-type="float">
            <text:p>54467</text:p>
          </table:table-cell>
          <table:table-cell office:value-type="float" office:value="52929" calcext:value-type="float">
            <text:p>52929</text:p>
          </table:table-cell>
          <table:table-cell office:value-type="float" office:value="56235" calcext:value-type="float">
            <text:p>56235</text:p>
          </table:table-cell>
          <table:table-cell office:value-type="float" office:value="55874" calcext:value-type="float">
            <text:p>55874</text:p>
          </table:table-cell>
          <table:table-cell office:value-type="float" office:value="55932" calcext:value-type="float">
            <text:p>55932</text:p>
          </table:table-cell>
          <table:table-cell table:formula="of:=AVERAGE([.C40:.L40])" office:value-type="float" office:value="55469.9" calcext:value-type="float">
            <text:p>55469.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53055" calcext:value-type="float">
            <text:p>53055</text:p>
          </table:table-cell>
          <table:table-cell office:value-type="float" office:value="56717" calcext:value-type="float">
            <text:p>56717</text:p>
          </table:table-cell>
          <table:table-cell office:value-type="float" office:value="52895" calcext:value-type="float">
            <text:p>52895</text:p>
          </table:table-cell>
          <table:table-cell office:value-type="float" office:value="52404" calcext:value-type="float">
            <text:p>52404</text:p>
          </table:table-cell>
          <table:table-cell office:value-type="float" office:value="53362" calcext:value-type="float">
            <text:p>53362</text:p>
          </table:table-cell>
          <table:table-cell office:value-type="float" office:value="52278" calcext:value-type="float">
            <text:p>52278</text:p>
          </table:table-cell>
          <table:table-cell office:value-type="float" office:value="50373" calcext:value-type="float">
            <text:p>50373</text:p>
          </table:table-cell>
          <table:table-cell office:value-type="float" office:value="53035" calcext:value-type="float">
            <text:p>53035</text:p>
          </table:table-cell>
          <table:table-cell office:value-type="float" office:value="52984" calcext:value-type="float">
            <text:p>52984</text:p>
          </table:table-cell>
          <table:table-cell office:value-type="float" office:value="5220" calcext:value-type="float">
            <text:p>5220</text:p>
          </table:table-cell>
          <table:table-cell table:formula="of:=AVERAGE([.C41:.L41])" office:value-type="float" office:value="48232.3" calcext:value-type="float">
            <text:p>48232.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82101" calcext:value-type="float">
            <text:p>82101</text:p>
          </table:table-cell>
          <table:table-cell office:value-type="float" office:value="80764" calcext:value-type="float">
            <text:p>80764</text:p>
          </table:table-cell>
          <table:table-cell office:value-type="float" office:value="81699" calcext:value-type="float">
            <text:p>81699</text:p>
          </table:table-cell>
          <table:table-cell office:value-type="float" office:value="85719" calcext:value-type="float">
            <text:p>85719</text:p>
          </table:table-cell>
          <table:table-cell office:value-type="float" office:value="80058" calcext:value-type="float">
            <text:p>80058</text:p>
          </table:table-cell>
          <table:table-cell office:value-type="float" office:value="79023" calcext:value-type="float">
            <text:p>79023</text:p>
          </table:table-cell>
          <table:table-cell office:value-type="float" office:value="90000" calcext:value-type="float">
            <text:p>90000</text:p>
          </table:table-cell>
          <table:table-cell office:value-type="float" office:value="82316" calcext:value-type="float">
            <text:p>82316</text:p>
          </table:table-cell>
          <table:table-cell office:value-type="float" office:value="84133" calcext:value-type="float">
            <text:p>84133</text:p>
          </table:table-cell>
          <table:table-cell office:value-type="float" office:value="81176" calcext:value-type="float">
            <text:p>81176</text:p>
          </table:table-cell>
          <table:table-cell table:formula="of:=AVERAGE([.C42:.L42])" office:value-type="float" office:value="82698.9" calcext:value-type="float">
            <text:p>82698.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78210" calcext:value-type="float">
            <text:p>78210</text:p>
          </table:table-cell>
          <table:table-cell office:value-type="float" office:value="75610" calcext:value-type="float">
            <text:p>75610</text:p>
          </table:table-cell>
          <table:table-cell office:value-type="float" office:value="75040" calcext:value-type="float">
            <text:p>75040</text:p>
          </table:table-cell>
          <table:table-cell office:value-type="float" office:value="81386" calcext:value-type="float">
            <text:p>81386</text:p>
          </table:table-cell>
          <table:table-cell office:value-type="float" office:value="73563" calcext:value-type="float">
            <text:p>73563</text:p>
          </table:table-cell>
          <table:table-cell office:value-type="float" office:value="73275" calcext:value-type="float">
            <text:p>73275</text:p>
          </table:table-cell>
          <table:table-cell office:value-type="float" office:value="86807" calcext:value-type="float">
            <text:p>86807</text:p>
          </table:table-cell>
          <table:table-cell office:value-type="float" office:value="78068" calcext:value-type="float">
            <text:p>78068</text:p>
          </table:table-cell>
          <table:table-cell office:value-type="float" office:value="78986" calcext:value-type="float">
            <text:p>78986</text:p>
          </table:table-cell>
          <table:table-cell office:value-type="float" office:value="75701" calcext:value-type="float">
            <text:p>75701</text:p>
          </table:table-cell>
          <table:table-cell table:formula="of:=AVERAGE([.C43:.L43])" office:value-type="float" office:value="77664.6" calcext:value-type="float">
            <text:p>77664.6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rat78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93519" calcext:value-type="float">
            <text:p>93519</text:p>
          </table:table-cell>
          <table:table-cell office:value-type="float" office:value="97275" calcext:value-type="float">
            <text:p>97275</text:p>
          </table:table-cell>
          <table:table-cell office:value-type="float" office:value="89537" calcext:value-type="float">
            <text:p>89537</text:p>
          </table:table-cell>
          <table:table-cell office:value-type="float" office:value="93452" calcext:value-type="float">
            <text:p>93452</text:p>
          </table:table-cell>
          <table:table-cell office:value-type="float" office:value="93390" calcext:value-type="float">
            <text:p>93390</text:p>
          </table:table-cell>
          <table:table-cell office:value-type="float" office:value="95533" calcext:value-type="float">
            <text:p>95533</text:p>
          </table:table-cell>
          <table:table-cell office:value-type="float" office:value="100600" calcext:value-type="float">
            <text:p>100600</text:p>
          </table:table-cell>
          <table:table-cell office:value-type="float" office:value="92973" calcext:value-type="float">
            <text:p>92973</text:p>
          </table:table-cell>
          <table:table-cell office:value-type="float" office:value="94305" calcext:value-type="float">
            <text:p>94305</text:p>
          </table:table-cell>
          <table:table-cell office:value-type="float" office:value="91511" calcext:value-type="float">
            <text:p>91511</text:p>
          </table:table-cell>
          <table:table-cell table:formula="of:=AVERAGE([.C46:.L46])" office:value-type="float" office:value="94209.5" calcext:value-type="float">
            <text:p>94209.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89626" calcext:value-type="float">
            <text:p>89626</text:p>
          </table:table-cell>
          <table:table-cell office:value-type="float" office:value="94507" calcext:value-type="float">
            <text:p>94507</text:p>
          </table:table-cell>
          <table:table-cell office:value-type="float" office:value="86635" calcext:value-type="float">
            <text:p>86635</text:p>
          </table:table-cell>
          <table:table-cell office:value-type="float" office:value="90651" calcext:value-type="float">
            <text:p>90651</text:p>
          </table:table-cell>
          <table:table-cell office:value-type="float" office:value="88468" calcext:value-type="float">
            <text:p>88468</text:p>
          </table:table-cell>
          <table:table-cell office:value-type="float" office:value="91271" calcext:value-type="float">
            <text:p>91271</text:p>
          </table:table-cell>
          <table:table-cell office:value-type="float" office:value="97362" calcext:value-type="float">
            <text:p>97362</text:p>
          </table:table-cell>
          <table:table-cell office:value-type="float" office:value="89935" calcext:value-type="float">
            <text:p>89935</text:p>
          </table:table-cell>
          <table:table-cell office:value-type="float" office:value="90072" calcext:value-type="float">
            <text:p>90072</text:p>
          </table:table-cell>
          <table:table-cell office:value-type="float" office:value="87864" calcext:value-type="float">
            <text:p>87864</text:p>
          </table:table-cell>
          <table:table-cell table:formula="of:=AVERAGE([.C47:.L47])" office:value-type="float" office:value="90639.1" calcext:value-type="float">
            <text:p>90639.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134859" calcext:value-type="float">
            <text:p>134859</text:p>
          </table:table-cell>
          <table:table-cell office:value-type="float" office:value="131880" calcext:value-type="float">
            <text:p>131880</text:p>
          </table:table-cell>
          <table:table-cell office:value-type="float" office:value="134168" calcext:value-type="float">
            <text:p>134168</text:p>
          </table:table-cell>
          <table:table-cell office:value-type="float" office:value="136892" calcext:value-type="float">
            <text:p>136892</text:p>
          </table:table-cell>
          <table:table-cell office:value-type="float" office:value="140868" calcext:value-type="float">
            <text:p>140868</text:p>
          </table:table-cell>
          <table:table-cell office:value-type="float" office:value="132270" calcext:value-type="float">
            <text:p>132270</text:p>
          </table:table-cell>
          <table:table-cell office:value-type="float" office:value="131185" calcext:value-type="float">
            <text:p>131185</text:p>
          </table:table-cell>
          <table:table-cell office:value-type="float" office:value="142858" calcext:value-type="float">
            <text:p>142858</text:p>
          </table:table-cell>
          <table:table-cell office:value-type="float" office:value="138332" calcext:value-type="float">
            <text:p>138332</text:p>
          </table:table-cell>
          <table:table-cell office:value-type="float" office:value="141132" calcext:value-type="float">
            <text:p>141132</text:p>
          </table:table-cell>
          <table:table-cell table:formula="of:=AVERAGE([.C48:.L48])" office:value-type="float" office:value="136444.4" calcext:value-type="float">
            <text:p>136444.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129610" calcext:value-type="float">
            <text:p>129610</text:p>
          </table:table-cell>
          <table:table-cell office:value-type="float" office:value="127814" calcext:value-type="float">
            <text:p>127814</text:p>
          </table:table-cell>
          <table:table-cell office:value-type="float" office:value="128040" calcext:value-type="float">
            <text:p>128040</text:p>
          </table:table-cell>
          <table:table-cell office:value-type="float" office:value="131012" calcext:value-type="float">
            <text:p>131012</text:p>
          </table:table-cell>
          <table:table-cell office:value-type="float" office:value="134690" calcext:value-type="float">
            <text:p>134690</text:p>
          </table:table-cell>
          <table:table-cell office:value-type="float" office:value="126971" calcext:value-type="float">
            <text:p>126971</text:p>
          </table:table-cell>
          <table:table-cell office:value-type="float" office:value="122821" calcext:value-type="float">
            <text:p>122821</text:p>
          </table:table-cell>
          <table:table-cell office:value-type="float" office:value="132889" calcext:value-type="float">
            <text:p>132889</text:p>
          </table:table-cell>
          <table:table-cell office:value-type="float" office:value="132085" calcext:value-type="float">
            <text:p>132085</text:p>
          </table:table-cell>
          <table:table-cell office:value-type="float" office:value="134027" calcext:value-type="float">
            <text:p>134027</text:p>
          </table:table-cell>
          <table:table-cell table:formula="of:=AVERAGE([.C49:.L49])" office:value-type="float" office:value="129995.9" calcext:value-type="float">
            <text:p>129995.9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file st7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task1</text:p>
          </table:table-cell>
          <table:table-cell office:value-type="float" office:value="1188" calcext:value-type="float">
            <text:p>1188</text:p>
          </table:table-cell>
          <table:table-cell office:value-type="float" office:value="1099" calcext:value-type="float">
            <text:p>1099</text:p>
          </table:table-cell>
          <table:table-cell office:value-type="float" office:value="1031" calcext:value-type="float">
            <text:p>1031</text:p>
          </table:table-cell>
          <table:table-cell office:value-type="float" office:value="1235" calcext:value-type="float">
            <text:p>1235</text:p>
          </table:table-cell>
          <table:table-cell office:value-type="float" office:value="1043" calcext:value-type="float">
            <text:p>1043</text:p>
          </table:table-cell>
          <table:table-cell office:value-type="float" office:value="1155" calcext:value-type="float">
            <text:p>1155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992" calcext:value-type="float">
            <text:p>992</text:p>
          </table:table-cell>
          <table:table-cell office:value-type="float" office:value="1185" calcext:value-type="float">
            <text:p>1185</text:p>
          </table:table-cell>
          <table:table-cell table:formula="of:=AVERAGE([.C52:.L52])" office:value-type="float" office:value="1114.5" calcext:value-type="float">
            <text:p>1114.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task2</text:p>
          </table:table-cell>
          <table:table-cell office:value-type="float" office:value="825" calcext:value-type="float">
            <text:p>825</text:p>
          </table:table-cell>
          <table:table-cell office:value-type="float" office:value="749" calcext:value-type="float">
            <text:p>749</text:p>
          </table:table-cell>
          <table:table-cell office:value-type="float" office:value="809" calcext:value-type="float">
            <text:p>809</text:p>
          </table:table-cell>
          <table:table-cell office:value-type="float" office:value="835" calcext:value-type="float">
            <text:p>835</text:p>
          </table:table-cell>
          <table:table-cell office:value-type="float" office:value="699" calcext:value-type="float">
            <text:p>699</text:p>
          </table:table-cell>
          <table:table-cell office:value-type="float" office:value="774" calcext:value-type="float">
            <text:p>774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formula="of:=AVERAGE([.C53:.L53])" office:value-type="float" office:value="777.4" calcext:value-type="float">
            <text:p>777.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task1</text:p>
          </table:table-cell>
          <table:table-cell office:value-type="float" office:value="1844" calcext:value-type="float">
            <text:p>1844</text:p>
          </table:table-cell>
          <table:table-cell office:value-type="float" office:value="1975" calcext:value-type="float">
            <text:p>1975</text:p>
          </table:table-cell>
          <table:table-cell office:value-type="float" office:value="2179" calcext:value-type="float">
            <text:p>2179</text:p>
          </table:table-cell>
          <table:table-cell office:value-type="float" office:value="1807" calcext:value-type="float">
            <text:p>1807</text:p>
          </table:table-cell>
          <table:table-cell office:value-type="float" office:value="2170" calcext:value-type="float">
            <text:p>2170</text:p>
          </table:table-cell>
          <table:table-cell office:value-type="float" office:value="1929" calcext:value-type="float">
            <text:p>1929</text:p>
          </table:table-cell>
          <table:table-cell office:value-type="float" office:value="2159" calcext:value-type="float">
            <text:p>2159</text:p>
          </table:table-cell>
          <table:table-cell office:value-type="float" office:value="1834" calcext:value-type="float">
            <text:p>1834</text:p>
          </table:table-cell>
          <table:table-cell office:value-type="float" office:value="1897" calcext:value-type="float">
            <text:p>1897</text:p>
          </table:table-cell>
          <table:table-cell office:value-type="float" office:value="1774" calcext:value-type="float">
            <text:p>1774</text:p>
          </table:table-cell>
          <table:table-cell table:formula="of:=AVERAGE([.C54:.L54])" office:value-type="float" office:value="1956.8" calcext:value-type="float">
            <text:p>1956.8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ask2</text:p>
          </table:table-cell>
          <table:table-cell office:value-type="float" office:value="1270" calcext:value-type="float">
            <text:p>1270</text:p>
          </table:table-cell>
          <table:table-cell office:value-type="float" office:value="1261" calcext:value-type="float">
            <text:p>1261</text:p>
          </table:table-cell>
          <table:table-cell office:value-type="float" office:value="1189" calcext:value-type="float">
            <text:p>1189</text:p>
          </table:table-cell>
          <table:table-cell office:value-type="float" office:value="1195" calcext:value-type="float">
            <text:p>1195</text:p>
          </table:table-cell>
          <table:table-cell office:value-type="float" office:value="1152" calcext:value-type="float">
            <text:p>1152</text:p>
          </table:table-cell>
          <table:table-cell office:value-type="float" office:value="1348" calcext:value-type="float">
            <text:p>1348</text:p>
          </table:table-cell>
          <table:table-cell office:value-type="float" office:value="1460" calcext:value-type="float">
            <text:p>1460</text:p>
          </table:table-cell>
          <table:table-cell office:value-type="float" office:value="1221" calcext:value-type="float">
            <text:p>1221</text:p>
          </table:table-cell>
          <table:table-cell office:value-type="float" office:value="1168" calcext:value-type="float">
            <text:p>1168</text:p>
          </table:table-cell>
          <table:table-cell office:value-type="float" office:value="1135" calcext:value-type="float">
            <text:p>1135</text:p>
          </table:table-cell>
          <table:table-cell table:formula="of:=AVERAGE([.C55:.L55])" office:value-type="float" office:value="1239.9" calcext:value-type="float">
            <text:p>1239.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5" table:number-rows-spanned="1">
            <text:p>Chay 2 task o 2 file khac nhau</text:p>
          </table:table-cell>
          <table:covered-table-cell table:style-name="Default"/>
          <table:covered-table-cell table:number-columns-repeated="3"/>
          <table:table-cell table:number-columns-repeated="8"/>
        </table:table-row>
        <table:table-row table:style-name="ro1"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eil76</text:p>
          </table:table-cell>
          <table:table-cell office:value-type="float" office:value="809" calcext:value-type="float">
            <text:p>809</text:p>
          </table:table-cell>
          <table:table-cell office:value-type="float" office:value="852" calcext:value-type="float">
            <text:p>852</text:p>
          </table:table-cell>
          <table:table-cell office:value-type="float" office:value="828" calcext:value-type="float">
            <text:p>828</text:p>
          </table:table-cell>
          <table:table-cell office:value-type="float" office:value="798" calcext:value-type="float">
            <text:p>798</text:p>
          </table:table-cell>
          <table:table-cell office:value-type="float" office:value="881" calcext:value-type="float">
            <text:p>881</text:p>
          </table:table-cell>
          <table:table-cell office:value-type="float" office:value="862" calcext:value-type="float">
            <text:p>862</text:p>
          </table:table-cell>
          <table:table-cell office:value-type="float" office:value="922" calcext:value-type="float">
            <text:p>922</text:p>
          </table:table-cell>
          <table:table-cell office:value-type="float" office:value="819" calcext:value-type="float">
            <text:p>819</text:p>
          </table:table-cell>
          <table:table-cell office:value-type="float" office:value="790" calcext:value-type="float">
            <text:p>790</text:p>
          </table:table-cell>
          <table:table-cell office:value-type="float" office:value="865" calcext:value-type="float">
            <text:p>865</text:p>
          </table:table-cell>
          <table:table-cell table:formula="of:=AVERAGE([.C60:.L60])" office:value-type="float" office:value="842.6" calcext:value-type="float">
            <text:p>842.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il51</text:p>
          </table:table-cell>
          <table:table-cell office:value-type="float" office:value="528" calcext:value-type="float">
            <text:p>528</text:p>
          </table:table-cell>
          <table:table-cell office:value-type="float" office:value="552" calcext:value-type="float">
            <text:p>552</text:p>
          </table:table-cell>
          <table:table-cell office:value-type="float" office:value="588" calcext:value-type="float">
            <text:p>588</text:p>
          </table:table-cell>
          <table:table-cell office:value-type="float" office:value="494" calcext:value-type="float">
            <text:p>494</text:p>
          </table:table-cell>
          <table:table-cell office:value-type="float" office:value="485" calcext:value-type="float">
            <text:p>485</text:p>
          </table:table-cell>
          <table:table-cell office:value-type="float" office:value="633" calcext:value-type="float">
            <text:p>633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table:formula="of:=AVERAGE([.C61:.L61])" office:value-type="float" office:value="561.5" calcext:value-type="float">
            <text:p>561.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eil76</text:p>
          </table:table-cell>
          <table:table-cell office:value-type="float" office:value="1421" calcext:value-type="float">
            <text:p>1421</text:p>
          </table:table-cell>
          <table:table-cell office:value-type="float" office:value="1515" calcext:value-type="float">
            <text:p>1515</text:p>
          </table:table-cell>
          <table:table-cell office:value-type="float" office:value="1430" calcext:value-type="float">
            <text:p>1430</text:p>
          </table:table-cell>
          <table:table-cell office:value-type="float" office:value="1534" calcext:value-type="float">
            <text:p>1534</text:p>
          </table:table-cell>
          <table:table-cell office:value-type="float" office:value="1499" calcext:value-type="float">
            <text:p>1499</text:p>
          </table:table-cell>
          <table:table-cell office:value-type="float" office:value="1471" calcext:value-type="float">
            <text:p>1471</text:p>
          </table:table-cell>
          <table:table-cell office:value-type="float" office:value="1315" calcext:value-type="float">
            <text:p>1315</text:p>
          </table:table-cell>
          <table:table-cell office:value-type="float" office:value="1533" calcext:value-type="float">
            <text:p>1533</text:p>
          </table:table-cell>
          <table:table-cell office:value-type="float" office:value="1584" calcext:value-type="float">
            <text:p>1584</text:p>
          </table:table-cell>
          <table:table-cell office:value-type="float" office:value="1396" calcext:value-type="float">
            <text:p>1396</text:p>
          </table:table-cell>
          <table:table-cell table:formula="of:=AVERAGE([.C62:.L62])" office:value-type="float" office:value="1469.8" calcext:value-type="float">
            <text:p>1469.8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eil51</text:p>
          </table:table-cell>
          <table:table-cell office:value-type="float" office:value="877" calcext:value-type="float">
            <text:p>877</text:p>
          </table:table-cell>
          <table:table-cell office:value-type="float" office:value="863" calcext:value-type="float">
            <text:p>863</text:p>
          </table:table-cell>
          <table:table-cell office:value-type="float" office:value="911" calcext:value-type="float">
            <text:p>911</text:p>
          </table:table-cell>
          <table:table-cell office:value-type="float" office:value="981" calcext:value-type="float">
            <text:p>981</text:p>
          </table:table-cell>
          <table:table-cell office:value-type="float" office:value="820" calcext:value-type="float">
            <text:p>820</text:p>
          </table:table-cell>
          <table:table-cell office:value-type="float" office:value="916" calcext:value-type="float">
            <text:p>916</text:p>
          </table:table-cell>
          <table:table-cell office:value-type="float" office:value="903" calcext:value-type="float">
            <text:p>903</text:p>
          </table:table-cell>
          <table:table-cell office:value-type="float" office:value="942" calcext:value-type="float">
            <text:p>942</text:p>
          </table:table-cell>
          <table:table-cell office:value-type="float" office:value="782" calcext:value-type="float">
            <text:p>782</text:p>
          </table:table-cell>
          <table:table-cell office:value-type="float" office:value="891" calcext:value-type="float">
            <text:p>891</text:p>
          </table:table-cell>
          <table:table-cell table:formula="of:=AVERAGE([.C63:.L63])" office:value-type="float" office:value="888.6" calcext:value-type="float">
            <text:p>888.6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rat99</text:p>
          </table:table-cell>
          <table:table-cell office:value-type="float" office:value="2400" calcext:value-type="float">
            <text:p>2400</text:p>
          </table:table-cell>
          <table:table-cell office:value-type="float" office:value="2569" calcext:value-type="float">
            <text:p>2569</text:p>
          </table:table-cell>
          <table:table-cell office:value-type="float" office:value="2428" calcext:value-type="float">
            <text:p>2428</text:p>
          </table:table-cell>
          <table:table-cell office:value-type="float" office:value="2299" calcext:value-type="float">
            <text:p>2299</text:p>
          </table:table-cell>
          <table:table-cell office:value-type="float" office:value="2460" calcext:value-type="float">
            <text:p>2460</text:p>
          </table:table-cell>
          <table:table-cell office:value-type="float" office:value="2938" calcext:value-type="float">
            <text:p>2938</text:p>
          </table:table-cell>
          <table:table-cell office:value-type="float" office:value="2304" calcext:value-type="float">
            <text:p>2304</text:p>
          </table:table-cell>
          <table:table-cell office:value-type="float" office:value="2293" calcext:value-type="float">
            <text:p>2293</text:p>
          </table:table-cell>
          <table:table-cell office:value-type="float" office:value="2663" calcext:value-type="float">
            <text:p>2663</text:p>
          </table:table-cell>
          <table:table-cell office:value-type="float" office:value="2512" calcext:value-type="float">
            <text:p>2512</text:p>
          </table:table-cell>
          <table:table-cell table:formula="of:=AVERAGE([.C66:.L66])" office:value-type="float" office:value="2486.6" calcext:value-type="float">
            <text:p>2486.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st70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  <table:table-cell office:value-type="float" office:value="1062" calcext:value-type="float">
            <text:p>1062</text:p>
          </table:table-cell>
          <table:table-cell office:value-type="float" office:value="1104" calcext:value-type="float">
            <text:p>1104</text:p>
          </table:table-cell>
          <table:table-cell office:value-type="float" office:value="1043" calcext:value-type="float">
            <text:p>1043</text:p>
          </table:table-cell>
          <table:table-cell office:value-type="float" office:value="1109" calcext:value-type="float">
            <text:p>1109</text:p>
          </table:table-cell>
          <table:table-cell office:value-type="float" office:value="1245" calcext:value-type="float">
            <text:p>1245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162" calcext:value-type="float">
            <text:p>1162</text:p>
          </table:table-cell>
          <table:table-cell table:formula="of:=AVERAGE([.C67:.L67])" office:value-type="float" office:value="1100.6" calcext:value-type="float">
            <text:p>1100.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rat99</text:p>
          </table:table-cell>
          <table:table-cell office:value-type="float" office:value="4813" calcext:value-type="float">
            <text:p>4813</text:p>
          </table:table-cell>
          <table:table-cell office:value-type="float" office:value="5214" calcext:value-type="float">
            <text:p>5214</text:p>
          </table:table-cell>
          <table:table-cell office:value-type="float" office:value="5152" calcext:value-type="float">
            <text:p>5152</text:p>
          </table:table-cell>
          <table:table-cell office:value-type="float" office:value="4230" calcext:value-type="float">
            <text:p>4230</text:p>
          </table:table-cell>
          <table:table-cell office:value-type="float" office:value="4965" calcext:value-type="float">
            <text:p>4965</text:p>
          </table:table-cell>
          <table:table-cell office:value-type="float" office:value="5029" calcext:value-type="float">
            <text:p>5029</text:p>
          </table:table-cell>
          <table:table-cell office:value-type="float" office:value="4559" calcext:value-type="float">
            <text:p>4559</text:p>
          </table:table-cell>
          <table:table-cell office:value-type="float" office:value="5096" calcext:value-type="float">
            <text:p>5096</text:p>
          </table:table-cell>
          <table:table-cell office:value-type="float" office:value="4929" calcext:value-type="float">
            <text:p>4929</text:p>
          </table:table-cell>
          <table:table-cell office:value-type="float" office:value="4860" calcext:value-type="float">
            <text:p>4860</text:p>
          </table:table-cell>
          <table:table-cell table:formula="of:=AVERAGE([.C68:.L68])" office:value-type="float" office:value="4884.7" calcext:value-type="float">
            <text:p>4884.7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st70</text:p>
          </table:table-cell>
          <table:table-cell office:value-type="float" office:value="1771" calcext:value-type="float">
            <text:p>1771</text:p>
          </table:table-cell>
          <table:table-cell office:value-type="float" office:value="2056" calcext:value-type="float">
            <text:p>2056</text:p>
          </table:table-cell>
          <table:table-cell office:value-type="float" office:value="2234" calcext:value-type="float">
            <text:p>2234</text:p>
          </table:table-cell>
          <table:table-cell office:value-type="float" office:value="2076" calcext:value-type="float">
            <text:p>2076</text:p>
          </table:table-cell>
          <table:table-cell office:value-type="float" office:value="2140" calcext:value-type="float">
            <text:p>2140</text:p>
          </table:table-cell>
          <table:table-cell office:value-type="float" office:value="1945" calcext:value-type="float">
            <text:p>1945</text:p>
          </table:table-cell>
          <table:table-cell office:value-type="float" office:value="2127" calcext:value-type="float">
            <text:p>2127</text:p>
          </table:table-cell>
          <table:table-cell office:value-type="float" office:value="1917" calcext:value-type="float">
            <text:p>1917</text:p>
          </table:table-cell>
          <table:table-cell office:value-type="float" office:value="2021" calcext:value-type="float">
            <text:p>2021</text:p>
          </table:table-cell>
          <table:table-cell office:value-type="float" office:value="2150" calcext:value-type="float">
            <text:p>2150</text:p>
          </table:table-cell>
          <table:table-cell table:formula="of:=AVERAGE([.C69:.L69])" office:value-type="float" office:value="2043.7" calcext:value-type="float">
            <text:p>2043.7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ì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st70</text:p>
          </table:table-cell>
          <table:table-cell office:value-type="float" office:value="1027" calcext:value-type="float">
            <text:p>1027</text:p>
          </table:table-cell>
          <table:table-cell office:value-type="float" office:value="1381" calcext:value-type="float">
            <text:p>1381</text:p>
          </table:table-cell>
          <table:table-cell office:value-type="float" office:value="1166" calcext:value-type="float">
            <text:p>1166</text:p>
          </table:table-cell>
          <table:table-cell office:value-type="float" office:value="1038" calcext:value-type="float">
            <text:p>1038</text:p>
          </table:table-cell>
          <table:table-cell office:value-type="float" office:value="1101" calcext:value-type="float">
            <text:p>1101</text:p>
          </table:table-cell>
          <table:table-cell office:value-type="float" office:value="1123" calcext:value-type="float">
            <text:p>1123</text:p>
          </table:table-cell>
          <table:table-cell office:value-type="float" office:value="1184" calcext:value-type="float">
            <text:p>1184</text:p>
          </table:table-cell>
          <table:table-cell office:value-type="float" office:value="1141" calcext:value-type="float">
            <text:p>1141</text:p>
          </table:table-cell>
          <table:table-cell office:value-type="float" office:value="1148" calcext:value-type="float">
            <text:p>1148</text:p>
          </table:table-cell>
          <table:table-cell office:value-type="float" office:value="1076" calcext:value-type="float">
            <text:p>1076</text:p>
          </table:table-cell>
          <table:table-cell table:formula="of:=AVERAGE([.C72:.L72])" office:value-type="float" office:value="1138.5" calcext:value-type="float">
            <text:p>1138.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il51</text:p>
          </table:table-cell>
          <table:table-cell office:value-type="float" office:value="529" calcext:value-type="float">
            <text:p>529</text:p>
          </table:table-cell>
          <table:table-cell office:value-type="float" office:value="524" calcext:value-type="float">
            <text:p>524</text:p>
          </table:table-cell>
          <table:table-cell office:value-type="float" office:value="556" calcext:value-type="float">
            <text:p>556</text:p>
          </table:table-cell>
          <table:table-cell office:value-type="float" office:value="568" calcext:value-type="float">
            <text:p>568</text:p>
          </table:table-cell>
          <table:table-cell office:value-type="float" office:value="615" calcext:value-type="float">
            <text:p>615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85" calcext:value-type="float">
            <text:p>585</text:p>
          </table:table-cell>
          <table:table-cell office:value-type="float" office:value="608" calcext:value-type="float">
            <text:p>608</text:p>
          </table:table-cell>
          <table:table-cell office:value-type="float" office:value="497" calcext:value-type="float">
            <text:p>497</text:p>
          </table:table-cell>
          <table:table-cell table:formula="of:=AVERAGE([.C73:.L73])" office:value-type="float" office:value="550.6" calcext:value-type="float">
            <text:p>550.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st70</text:p>
          </table:table-cell>
          <table:table-cell office:value-type="float" office:value="2106" calcext:value-type="float">
            <text:p>2106</text:p>
          </table:table-cell>
          <table:table-cell office:value-type="float" office:value="2223" calcext:value-type="float">
            <text:p>2223</text:p>
          </table:table-cell>
          <table:table-cell office:value-type="float" office:value="2170" calcext:value-type="float">
            <text:p>2170</text:p>
          </table:table-cell>
          <table:table-cell office:value-type="float" office:value="2194" calcext:value-type="float">
            <text:p>2194</text:p>
          </table:table-cell>
          <table:table-cell office:value-type="float" office:value="2085" calcext:value-type="float">
            <text:p>2085</text:p>
          </table:table-cell>
          <table:table-cell office:value-type="float" office:value="1886" calcext:value-type="float">
            <text:p>1886</text:p>
          </table:table-cell>
          <table:table-cell office:value-type="float" office:value="2041" calcext:value-type="float">
            <text:p>2041</text:p>
          </table:table-cell>
          <table:table-cell office:value-type="float" office:value="1984" calcext:value-type="float">
            <text:p>1984</text:p>
          </table:table-cell>
          <table:table-cell office:value-type="float" office:value="1978" calcext:value-type="float">
            <text:p>1978</text:p>
          </table:table-cell>
          <table:table-cell office:value-type="float" office:value="2083" calcext:value-type="float">
            <text:p>2083</text:p>
          </table:table-cell>
          <table:table-cell table:formula="of:=AVERAGE([.C74:.L74])" office:value-type="float" office:value="2075" calcext:value-type="float">
            <text:p>207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eil51</text:p>
          </table:table-cell>
          <table:table-cell office:value-type="float" office:value="831" calcext:value-type="float">
            <text:p>831</text:p>
          </table:table-cell>
          <table:table-cell office:value-type="float" office:value="885" calcext:value-type="float">
            <text:p>885</text:p>
          </table:table-cell>
          <table:table-cell office:value-type="float" office:value="889" calcext:value-type="float">
            <text:p>889</text:p>
          </table:table-cell>
          <table:table-cell office:value-type="float" office:value="937" calcext:value-type="float">
            <text:p>937</text:p>
          </table:table-cell>
          <table:table-cell office:value-type="float" office:value="851" calcext:value-type="float">
            <text:p>851</text:p>
          </table:table-cell>
          <table:table-cell office:value-type="float" office:value="917" calcext:value-type="float">
            <text:p>917</text:p>
          </table:table-cell>
          <table:table-cell office:value-type="float" office:value="978" calcext:value-type="float">
            <text:p>978</text:p>
          </table:table-cell>
          <table:table-cell office:value-type="float" office:value="985" calcext:value-type="float">
            <text:p>985</text:p>
          </table:table-cell>
          <table:table-cell office:value-type="float" office:value="893" calcext:value-type="float">
            <text:p>893</text:p>
          </table:table-cell>
          <table:table-cell office:value-type="float" office:value="856" calcext:value-type="float">
            <text:p>856</text:p>
          </table:table-cell>
          <table:table-cell table:formula="of:=AVERAGE([.C75:.L75])" office:value-type="float" office:value="902.2" calcext:value-type="float">
            <text:p>902.2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Trung binh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FA</text:p>
          </table:table-cell>
          <table:table-cell office:value-type="string" calcext:value-type="string">
            <text:p>eil101</text:p>
          </table:table-cell>
          <table:table-cell office:value-type="float" office:value="1119" calcext:value-type="float">
            <text:p>1119</text:p>
          </table:table-cell>
          <table:table-cell office:value-type="float" office:value="1071" calcext:value-type="float">
            <text:p>1071</text:p>
          </table:table-cell>
          <table:table-cell office:value-type="float" office:value="1193" calcext:value-type="float">
            <text:p>1193</text:p>
          </table:table-cell>
          <table:table-cell office:value-type="float" office:value="1125" calcext:value-type="float">
            <text:p>1125</text:p>
          </table:table-cell>
          <table:table-cell office:value-type="float" office:value="1198" calcext:value-type="float">
            <text:p>1198</text:p>
          </table:table-cell>
          <table:table-cell office:value-type="float" office:value="1147" calcext:value-type="float">
            <text:p>1147</text:p>
          </table:table-cell>
          <table:table-cell office:value-type="float" office:value="1146" calcext:value-type="float">
            <text:p>1146</text:p>
          </table:table-cell>
          <table:table-cell office:value-type="float" office:value="1196" calcext:value-type="float">
            <text:p>1196</text:p>
          </table:table-cell>
          <table:table-cell office:value-type="float" office:value="1079" calcext:value-type="float">
            <text:p>1079</text:p>
          </table:table-cell>
          <table:table-cell office:value-type="float" office:value="1159" calcext:value-type="float">
            <text:p>1159</text:p>
          </table:table-cell>
          <table:table-cell table:formula="of:=AVERAGE([.C78:.L78])" office:value-type="float" office:value="1143.3" calcext:value-type="float">
            <text:p>1143.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rat99</text:p>
          </table:table-cell>
          <table:table-cell office:value-type="float" office:value="2513" calcext:value-type="float">
            <text:p>2513</text:p>
          </table:table-cell>
          <table:table-cell office:value-type="float" office:value="2641" calcext:value-type="float">
            <text:p>2641</text:p>
          </table:table-cell>
          <table:table-cell office:value-type="float" office:value="2560" calcext:value-type="float">
            <text:p>2560</text:p>
          </table:table-cell>
          <table:table-cell office:value-type="float" office:value="2583" calcext:value-type="float">
            <text:p>2583</text:p>
          </table:table-cell>
          <table:table-cell office:value-type="float" office:value="2551" calcext:value-type="float">
            <text:p>2551</text:p>
          </table:table-cell>
          <table:table-cell office:value-type="float" office:value="2916" calcext:value-type="float">
            <text:p>2916</text:p>
          </table:table-cell>
          <table:table-cell office:value-type="float" office:value="2774" calcext:value-type="float">
            <text:p>2774</text:p>
          </table:table-cell>
          <table:table-cell office:value-type="float" office:value="2347" calcext:value-type="float">
            <text:p>2347</text:p>
          </table:table-cell>
          <table:table-cell office:value-type="float" office:value="2656" calcext:value-type="float">
            <text:p>2656</text:p>
          </table:table-cell>
          <table:table-cell office:value-type="float" office:value="2852" calcext:value-type="float">
            <text:p>2852</text:p>
          </table:table-cell>
          <table:table-cell table:formula="of:=AVERAGE([.C79:.L79])" office:value-type="float" office:value="2639.3" calcext:value-type="float">
            <text:p>2639.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FEARR</text:p>
          </table:table-cell>
          <table:table-cell office:value-type="string" calcext:value-type="string">
            <text:p>eil101</text:p>
          </table:table-cell>
          <table:table-cell office:value-type="float" office:value="2243" calcext:value-type="float">
            <text:p>2243</text:p>
          </table:table-cell>
          <table:table-cell office:value-type="float" office:value="2194" calcext:value-type="float">
            <text:p>2194</text:p>
          </table:table-cell>
          <table:table-cell office:value-type="float" office:value="2274" calcext:value-type="float">
            <text:p>2274</text:p>
          </table:table-cell>
          <table:table-cell office:value-type="float" office:value="2183" calcext:value-type="float">
            <text:p>2183</text:p>
          </table:table-cell>
          <table:table-cell office:value-type="float" office:value="1916" calcext:value-type="float">
            <text:p>1916</text:p>
          </table:table-cell>
          <table:table-cell office:value-type="float" office:value="2316" calcext:value-type="float">
            <text:p>2316</text:p>
          </table:table-cell>
          <table:table-cell office:value-type="float" office:value="2205" calcext:value-type="float">
            <text:p>2205</text:p>
          </table:table-cell>
          <table:table-cell office:value-type="float" office:value="2095" calcext:value-type="float">
            <text:p>2095</text:p>
          </table:table-cell>
          <table:table-cell office:value-type="float" office:value="2124" calcext:value-type="float">
            <text:p>2124</text:p>
          </table:table-cell>
          <table:table-cell office:value-type="float" office:value="1881" calcext:value-type="float">
            <text:p>1881</text:p>
          </table:table-cell>
          <table:table-cell table:formula="of:=AVERAGE([.C80:.L80])" office:value-type="float" office:value="2143.1" calcext:value-type="float">
            <text:p>2143.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rat99</text:p>
          </table:table-cell>
          <table:table-cell office:value-type="float" office:value="5122" calcext:value-type="float">
            <text:p>5122</text:p>
          </table:table-cell>
          <table:table-cell office:value-type="float" office:value="4317" calcext:value-type="float">
            <text:p>4317</text:p>
          </table:table-cell>
          <table:table-cell office:value-type="float" office:value="4977" calcext:value-type="float">
            <text:p>4977</text:p>
          </table:table-cell>
          <table:table-cell office:value-type="float" office:value="4700" calcext:value-type="float">
            <text:p>4700</text:p>
          </table:table-cell>
          <table:table-cell office:value-type="float" office:value="4877" calcext:value-type="float">
            <text:p>4877</text:p>
          </table:table-cell>
          <table:table-cell office:value-type="float" office:value="5012" calcext:value-type="float">
            <text:p>5012</text:p>
          </table:table-cell>
          <table:table-cell office:value-type="float" office:value="4863" calcext:value-type="float">
            <text:p>4863</text:p>
          </table:table-cell>
          <table:table-cell office:value-type="float" office:value="5092" calcext:value-type="float">
            <text:p>5092</text:p>
          </table:table-cell>
          <table:table-cell office:value-type="float" office:value="4547" calcext:value-type="float">
            <text:p>4547</text:p>
          </table:table-cell>
          <table:table-cell office:value-type="float" office:value="5119" calcext:value-type="float">
            <text:p>5119</text:p>
          </table:table-cell>
          <table:table-cell table:formula="of:=AVERAGE([.C81:.L81])" office:value-type="float" office:value="4862.6" calcext:value-type="float">
            <text:p>486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02:44:08.07767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2:22:33.268991001</meta:creation-date>
    <meta:generator>LibreOffice/5.1.6.2$Linux_X86_64 LibreOffice_project/10m0$Build-2</meta:generator>
    <dc:date>2019-05-10T06:22:05.502684512</dc:date>
    <meta:editing-duration>PT3H13M34S</meta:editing-duration>
    <meta:editing-cycles>6</meta:editing-cycles>
    <meta:document-statistic meta:table-count="1" meta:cell-count="805" meta:object-count="0"/>
  </office:meta>
</office:document-meta>
</file>